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о время второго полета Нива назначили на шестьдесят вторую, и он волновался так, словно разница в несколько миль могла полностью изменить его представления о пустыне.</text:p>
      <text:p text:style-name="P2">На станцию, кроме него, назначили еще двух инженеров - Акара, который, как оказалось, был одного с Нивом возраста, хотя и выглядел немногим старше, возможно, из-за преждевременной седины на висках, и Эвама, молодого совсем парнишку, прилетевшего в пустыню в первый раз. То, что вместе с ними был кто-то еще менее опытный, чем он сам, непонятно обнадеживало Нива - он уже не чувствовал себя беспомощным новобранцем, он видел то, что Эваму еще только предстоит себя открыть. Акара в тот раз направили на другую станцию — наверняка за сотню миль от анильского моря, как считал Нив, где он работает один, без напарников, с трудом перетаскивая тяжелый радар по вязкому песку, а вечерами разговаривает сам собой, выпивая за один присест несколько бутылок воды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8H04M23S</meta:editing-duration>
    <meta:editing-cycles>317</meta:editing-cycles>
    <meta:generator>OpenOffice.org/3.1$Win32 OpenOffice.org_project/310m11$Build-9399</meta:generator>
    <dc:date>2009-11-17T02:08:56.51</dc:date>
    <dc:creator>Василий Воронков</dc:creator>
    <meta:document-statistic meta:table-count="0" meta:image-count="0" meta:object-count="0" meta:page-count="1" meta:paragraph-count="3" meta:word-count="145" meta:character-count="922"/>
    <meta:user-defined meta:name="Info 1"/>
    <meta:user-defined meta:name="Info 2"/>
    <meta:user-defined meta:name="Info 3"/>
    <meta:user-defined meta:name="Info 4"/>
  </office:meta>
</office:document-meta>
</file>